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000000" style:font-name="Avenir Next" fo:font-size="12pt" fo:font-weight="bold" officeooo:rsid="0018cbea" officeooo:paragraph-rsid="001db459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Avenir Next" fo:font-size="12pt" fo:font-weight="normal" officeooo:rsid="0018cbea" officeooo:paragraph-rsid="001db45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Avenir Next" fo:font-size="12pt" officeooo:rsid="000cdd89" officeooo:paragraph-rsid="001db459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Avenir Next" fo:font-size="12pt" officeooo:rsid="00041cf9" officeooo:paragraph-rsid="001db459" style:font-size-asian="12pt" style:font-size-complex="12pt"/>
    </style:style>
    <style:style style:name="P5" style:family="paragraph" style:parent-style-name="Standard">
      <style:text-properties style:font-name="Avenir Next" fo:font-size="12pt" officeooo:rsid="0006da7c" officeooo:paragraph-rsid="001db459" style:font-size-asian="12pt" style:font-size-complex="12pt"/>
    </style:style>
    <style:style style:name="P6" style:family="paragraph" style:parent-style-name="Standard">
      <style:text-properties style:font-name="Avenir Next" fo:font-size="12pt" officeooo:rsid="0000743a" officeooo:paragraph-rsid="001db459" style:font-size-asian="12pt" style:font-size-complex="12pt"/>
    </style:style>
    <style:style style:name="P7" style:family="paragraph" style:parent-style-name="Standard">
      <style:text-properties style:font-name="Avenir Next" fo:font-size="12pt" officeooo:rsid="00024fde" officeooo:paragraph-rsid="001db459" style:font-size-asian="12pt" style:font-size-complex="12pt"/>
    </style:style>
    <style:style style:name="T1" style:family="text">
      <style:text-properties officeooo:rsid="0010b75b"/>
    </style:style>
    <style:style style:name="T2" style:family="text">
      <style:text-properties officeooo:rsid="000548d9"/>
    </style:style>
    <style:style style:name="T3" style:family="text">
      <style:text-properties officeooo:rsid="0007a4b2"/>
    </style:style>
    <style:style style:name="T4" style:family="text">
      <style:text-properties officeooo:rsid="0006da7c"/>
    </style:style>
    <style:style style:name="T5" style:family="text">
      <style:text-properties officeooo:rsid="00024fde"/>
    </style:style>
    <style:style style:name="T6" style:family="text">
      <style:text-properties officeooo:rsid="001db4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Josefine Rønsholt Smith, f.1985</text:p>
      <text:p text:style-name="P2">Guldsmed og Master of Arts med speciale i smykkekunst</text:p>
      <text:p text:style-name="P3"/>
      <text:p text:style-name="P3"><text:span text:style-name="T1">Mit hovedfokus er at skabe smykker, der har værdi ud over det materielle og som potentielt kan blive værdsat som objekter med en umiddelbar affektionsværdi. Jeg</text:span> redefinere<text:span text:style-name="T1">r</text:span> traditionelle smykker, både i smykkerelaterede materialer og materialer uden reel værdi, med en respekt for materialets oprindelse og <text:span text:style-name="T1">en interesse i </text:span>vores kulturelle forståelse af, hvad smykker er.</text:p>
      <text:p text:style-name="P3"/>
      <text:p text:style-name="P5">Min arbejdsproces er ofte materialedrevet og <text:span text:style-name="T6">i serien Echo,</text:span> har jeg kastet mig over zink, der har været en del af en tagkonstruktion, og derfor er patineret af vind og vejr.</text:p>
      <text:p text:style-name="P6"><text:span text:style-name="T2">Min smykkeserie</text:span> <text:span text:style-name="T2">er</text:span> for<text:span text:style-name="T3">m</text:span>givning<text:span text:style-name="T3">s</text:span>mæssigt baseret på udsnit af mine hænder<text:span text:style-name="T4">s anatomi</text:span>. Disse udsnit er spejlet om en midterakse, og er blevet til deres egne små symmetriske <text:s/>kroppe. Kroppene har <text:span text:style-name="T4">reflekteret</text:span> og <text:span text:style-name="T5">formeret sig i zink, kobber og træ og derefter sammensat i en form for sensuelle omfavnelser.</text:span></text:p>
      <text:p text:style-name="P7"><text:s/>Hænderne og håndværket er i fokus med detaljer fra snedker-, metal-, porcelæns- og kvindehåndværk, som nitter, sommerfugle, korssting og kintsugi.</text:p>
      <text:p text:style-name="P4">Den røde tråd i mit arbejde er en værdsættelse af tid og håndværk. Når et materiale rammer mine hænder og bliver transformeret <text:span text:style-name="T2">giver </text:span>hændernes erfaring materialet sjæl og nyt liv<text:span text:style-name="T2"> i sidste ende</text:span> i samklang med kropp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9:29:56.080922000</meta:creation-date>
    <dc:date>2018-03-04T19:33:30.744165000</dc:date>
    <meta:editing-duration>P0D</meta:editing-duration>
    <meta:editing-cycles>1</meta:editing-cycles>
    <meta:document-statistic meta:table-count="0" meta:image-count="0" meta:object-count="0" meta:page-count="1" meta:paragraph-count="7" meta:word-count="203" meta:character-count="1288" meta:non-whitespace-character-count="1090"/>
    <meta:generator>LibreOffice/4.2.5.2$MacOSX_X86_64 LibreOffice_project/61cb170a04bb1f12e77c884eab9192be736ec5f5</meta:generator>
  </office:meta>
</office:document-meta>
</file>